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cpuregisters" style:family="table">
      <style:table-properties style:width="6.925in" table:align="margins" fo:background-color="transparent" style:shadow="none" style:may-break-between-rows="true" table:border-model="collapsing">
        <style:background-image/>
      </style:table-properties>
    </style:style>
    <style:style style:name="cpuregisters.A" style:family="table-column">
      <style:table-column-properties style:column-width="2.3083in" style:rel-column-width="21845*"/>
    </style:style>
    <style:style style:name="cpuregisters.C" style:family="table-column">
      <style:table-column-properties style:column-width="2.3083in" style:rel-column-width="21844*"/>
    </style:style>
    <style:style style:name="cpuregisters.1" style:family="table-row">
      <style:table-row-properties fo:background-color="transparent" fo:keep-together="auto">
        <style:background-image/>
      </style:table-row-properties>
    </style:style>
    <style:style style:name="cpuregisters.A1" style:family="table-cell">
      <style:table-cell-properties fo:background-color="#000000" fo:padding="0in" fo:border-left="1.5pt solid #000000" fo:border-right="none" fo:border-top="1.5pt solid #000000" fo:border-bottom="1.5pt solid #000000" style:writing-mode="page">
        <style:background-image/>
      </style:table-cell-properties>
    </style:style>
    <style:style style:name="cpuregisters.B1" style:family="table-cell">
      <style:table-cell-properties fo:background-color="#000000" fo:padding="0in" fo:border-left="none" fo:border-right="none" fo:border-top="1.5pt solid #000000" fo:border-bottom="1.5pt solid #000000" style:writing-mode="page">
        <style:background-image/>
      </style:table-cell-properties>
    </style:style>
    <style:style style:name="cpuregisters.C1" style:family="table-cell">
      <style:table-cell-properties fo:background-color="#000000" fo:padding="0in" fo:border-left="none" fo:border-right="1.5pt solid #000000" fo:border-top="1.5pt solid #000000" fo:border-bottom="1.5pt solid #000000" style:writing-mode="page">
        <style:background-image/>
      </style:table-cell-properties>
    </style:style>
    <style:style style:name="cpuregisters.2" style:family="table-row">
      <style:table-row-properties fo:background-color="transparent">
        <style:background-image/>
      </style:table-row-properties>
    </style:style>
    <style:style style:name="cpuregisters.A2" style:family="table-cell">
      <style:table-cell-properties fo:background-color="transparent" fo:padding="0in" fo:border-left="1.5pt solid #000000" fo:border-right="none" fo:border-top="none" fo:border-bottom="0.75pt solid #000000" style:writing-mode="page">
        <style:background-image/>
      </style:table-cell-properties>
    </style:style>
    <style:style style:name="cpuregisters.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cpuregisters.C2"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3" style:family="table-row">
      <style:table-row-properties fo:background-color="transparent">
        <style:background-image/>
      </style:table-row-properties>
    </style:style>
    <style:style style:name="cpuregisters.C3"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4" style:family="table-row">
      <style:table-row-properties fo:background-color="transparent">
        <style:background-image/>
      </style:table-row-properties>
    </style:style>
    <style:style style:name="cpuregisters.C4"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5" style:family="table-row">
      <style:table-row-properties fo:background-color="transparent">
        <style:background-image/>
      </style:table-row-properties>
    </style:style>
    <style:style style:name="cpuregisters.C5"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6" style:family="table-row">
      <style:table-row-properties fo:background-color="transparent">
        <style:background-image/>
      </style:table-row-properties>
    </style:style>
    <style:style style:name="cpuregisters.C6"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7" style:family="table-row">
      <style:table-row-properties fo:background-color="transparent">
        <style:background-image/>
      </style:table-row-properties>
    </style:style>
    <style:style style:name="cpuregisters.C7"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8" style:family="table-row">
      <style:table-row-properties fo:background-color="transparent">
        <style:background-image/>
      </style:table-row-properties>
    </style:style>
    <style:style style:name="cpuregisters.C8"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9"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0"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1"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2"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3"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4"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5"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6"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C17" style:family="table-cell">
      <style:table-cell-properties fo:background-color="transparent" fo:padding="0in" fo:border-left="none" fo:border-right="1.5pt solid #000000" fo:border-top="none" fo:border-bottom="0.75pt solid #000000" style:writing-mode="page">
        <style:background-image/>
      </style:table-cell-properties>
    </style:style>
    <style:style style:name="cpuregisters.A18" style:family="table-cell">
      <style:table-cell-properties fo:background-color="transparent" fo:padding="0in" fo:border-left="1.5pt solid #000000" fo:border-right="none" fo:border-top="none" fo:border-bottom="1.5pt solid #000000" style:writing-mode="page">
        <style:background-image/>
      </style:table-cell-properties>
    </style:style>
    <style:style style:name="cpuregisters.B18" style:family="table-cell" style:data-style-name="N0">
      <style:table-cell-properties fo:background-color="transparent" fo:padding="0in" fo:border-left="none" fo:border-right="none" fo:border-top="none" fo:border-bottom="1.5pt solid #000000" style:writing-mode="page">
        <style:background-image/>
      </style:table-cell-properties>
    </style:style>
    <style:style style:name="cpuregisters.C18" style:family="table-cell">
      <style:table-cell-properties fo:background-color="transparent" fo:padding="0in" fo:border-left="none" fo:border-right="1.5pt solid #000000" fo:border-top="none" fo:border-bottom="1.5pt solid #000000" style:writing-mode="page">
        <style:background-image/>
      </style:table-cell-properties>
    </style:style>
    <style:style style:name="businterfacevalues" style:family="table">
      <style:table-properties style:width="6.925in" table:align="margins" fo:background-color="transparent" style:shadow="none" style:may-break-between-rows="true" table:border-model="collapsing">
        <style:background-image/>
      </style:table-properties>
    </style:style>
    <style:style style:name="businterfacevalues.A" style:family="table-column">
      <style:table-column-properties style:column-width="1.7313in" style:rel-column-width="16383*"/>
    </style:style>
    <style:style style:name="businterfacevalues.C" style:family="table-column">
      <style:table-column-properties style:column-width="1.7313in" style:rel-column-width="16384*"/>
    </style:style>
    <style:style style:name="businterfacevalues.1" style:family="table-row">
      <style:table-row-properties fo:background-color="transparent" fo:keep-together="auto">
        <style:background-image/>
      </style:table-row-properties>
    </style:style>
    <style:style style:name="businterfacevalues.A1" style:family="table-cell">
      <style:table-cell-properties fo:background-color="#000000" fo:padding="0in" fo:border-left="none" fo:border-right="none" fo:border-top="0.75pt solid #000000" fo:border-bottom="0.75pt solid #000000" style:writing-mode="page">
        <style:background-image/>
      </style:table-cell-properties>
    </style:style>
    <style:style style:name="businterfacevalues.2" style:family="table-row">
      <style:table-row-properties fo:keep-together="auto"/>
    </style:style>
    <style:style style:name="businterfacevalues.A2" style:family="table-cell">
      <style:table-cell-properties fo:background-color="transparent" fo:padding="0in" fo:border="none" style:writing-mode="page">
        <style:background-image/>
      </style:table-cell-properties>
    </style:style>
    <style:style style:name="businterfacevalues.B2" style:family="table-cell" style:data-style-name="N0">
      <style:table-cell-properties fo:background-color="transparent" fo:padding="0in" fo:border="none" style:writing-mode="page">
        <style:background-image/>
      </style:table-cell-properties>
    </style:style>
    <style:style style:name="businterfacevalues.3" style:family="table-row">
      <style:table-row-properties fo:keep-together="auto"/>
    </style:style>
    <style:style style:name="businterfacevalues.4" style:family="table-row">
      <style:table-row-properties fo:keep-together="auto"/>
    </style:style>
    <style:style style:name="businterfacevalues.5" style:family="table-row">
      <style:table-row-properties fo:keep-together="auto"/>
    </style:style>
    <style:style style:name="businterfacevalues.6" style:family="table-row">
      <style:table-row-properties fo:keep-together="auto"/>
    </style:style>
    <style:style style:name="businterfacevalues.7" style:family="table-row">
      <style:table-row-properties fo:keep-together="auto"/>
    </style:style>
    <style:style style:name="businterfacevalues.8" style:family="table-row">
      <style:table-row-properties fo:keep-together="auto"/>
    </style:style>
    <style:style style:name="businterfacevalues.A8" style:family="table-cell">
      <style:table-cell-properties fo:background-color="transparent" fo:padding="0in" fo:border-left="none" fo:border-right="none" fo:border-top="none" fo:border-bottom="0.75pt solid #000000" style:writing-mode="page">
        <style:background-image/>
      </style:table-cell-properties>
    </style:style>
    <style:style style:name="businterfacevalues.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text-properties officeooo:rsid="0002739c" officeooo:paragraph-rsid="0002739c"/>
    </style:style>
    <style:style style:name="P6" style:family="paragraph" style:parent-style-name="Heading_20_1">
      <style:paragraph-properties fo:break-before="page"/>
      <style:text-properties officeooo:rsid="0002739c" officeooo:paragraph-rsid="00073df1"/>
    </style:style>
    <style:style style:name="P7" style:family="paragraph" style:parent-style-name="Heading_20_1">
      <style:text-properties officeooo:rsid="00074960" officeooo:paragraph-rsid="00074960"/>
    </style:style>
    <style:style style:name="P8" style:family="paragraph" style:parent-style-name="Heading_20_2">
      <style:text-properties officeooo:rsid="0002739c" officeooo:paragraph-rsid="0002739c"/>
    </style:style>
    <style:style style:name="P9" style:family="paragraph" style:parent-style-name="Heading_20_2">
      <style:text-properties officeooo:rsid="00073df1" officeooo:paragraph-rsid="00073df1"/>
    </style:style>
    <style:style style:name="P10" style:family="paragraph" style:parent-style-name="Heading_20_2">
      <style:text-properties officeooo:rsid="00074960" officeooo:paragraph-rsid="00074960"/>
    </style:style>
    <style:style style:name="P11" style:family="paragraph" style:parent-style-name="Heading_20_2">
      <style:text-properties officeooo:rsid="0008b804" officeooo:paragraph-rsid="0008b804"/>
    </style:style>
    <style:style style:name="P12" style:family="paragraph" style:parent-style-name="Heading_20_3">
      <style:text-properties officeooo:rsid="0008b804" officeooo:paragraph-rsid="0008b804"/>
    </style:style>
    <style:style style:name="P13" style:family="paragraph" style:parent-style-name="Preformatted_20_Text">
      <style:paragraph-properties fo:text-align="center" style:justify-single-word="false"/>
    </style:style>
    <style:style style:name="P14" style:family="paragraph" style:parent-style-name="Preformatted_20_Text">
      <style:paragraph-properties fo:text-align="center" style:justify-single-word="false"/>
      <style:text-properties officeooo:paragraph-rsid="0002739c"/>
    </style:style>
    <style:style style:name="P15" style:family="paragraph" style:parent-style-name="Preformatted_20_Text">
      <style:paragraph-properties fo:text-align="center" style:justify-single-word="false"/>
      <style:text-properties officeooo:rsid="0002739c" officeooo:paragraph-rsid="0002739c"/>
    </style:style>
    <style:style style:name="P16" style:family="paragraph" style:parent-style-name="Standard">
      <style:paragraph-properties fo:break-before="page"/>
    </style:style>
    <style:style style:name="P17" style:family="paragraph" style:parent-style-name="Standard">
      <style:text-properties officeooo:rsid="0008b804" officeooo:paragraph-rsid="0008b804"/>
    </style:style>
    <style:style style:name="P18" style:family="paragraph" style:parent-style-name="Standard">
      <style:text-properties officeooo:rsid="0009c379" officeooo:paragraph-rsid="0009c379"/>
    </style:style>
    <style:style style:name="P19" style:family="paragraph" style:parent-style-name="Standard">
      <style:text-properties officeooo:rsid="000a7303" officeooo:paragraph-rsid="000b8a4c"/>
    </style:style>
    <style:style style:name="P20" style:family="paragraph" style:parent-style-name="Standard">
      <style:text-properties officeooo:rsid="000b8a4c" officeooo:paragraph-rsid="000b8a4c"/>
    </style:style>
    <style:style style:name="P21" style:family="paragraph" style:parent-style-name="Standard">
      <style:text-properties officeooo:rsid="000bf2f1" officeooo:paragraph-rsid="000bf2f1"/>
    </style:style>
    <style:style style:name="P22" style:family="paragraph" style:parent-style-name="Standard">
      <style:text-properties officeooo:rsid="000cfc2a" officeooo:paragraph-rsid="000cfc2a"/>
    </style:style>
    <style:style style:name="P23" style:family="paragraph" style:parent-style-name="Standard">
      <style:text-properties officeooo:paragraph-rsid="000ef069"/>
    </style:style>
    <style:style style:name="P24" style:family="paragraph" style:parent-style-name="Standard">
      <style:text-properties officeooo:rsid="000ef069" officeooo:paragraph-rsid="000ef069"/>
    </style:style>
    <style:style style:name="P25" style:family="paragraph" style:parent-style-name="Standard">
      <style:text-properties officeooo:rsid="00106ade" officeooo:paragraph-rsid="00106ade"/>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2739c" officeooo:paragraph-rsid="0002739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2826" officeooo:paragraph-rsid="0006282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fbc0" officeooo:paragraph-rsid="0006fbc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062826" officeooo:paragraph-rsid="0006282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normal" officeooo:rsid="0002739c" officeooo:paragraph-rsid="0002739c"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text-align="justify" style:justify-single-word="false"/>
      <style:text-properties officeooo:rsid="0002739c" officeooo:paragraph-rsid="0002739c"/>
    </style:style>
    <style:style style:name="P32" style:family="paragraph" style:parent-style-name="Text_20_body">
      <style:paragraph-properties fo:text-align="justify" style:justify-single-word="false"/>
      <style:text-properties officeooo:rsid="00042f95" officeooo:paragraph-rsid="00042f95"/>
    </style:style>
    <style:style style:name="P33" style:family="paragraph" style:parent-style-name="Text_20_body">
      <style:text-properties officeooo:rsid="00073df1" officeooo:paragraph-rsid="00073df1"/>
    </style:style>
    <style:style style:name="P34" style:family="paragraph" style:parent-style-name="Text_20_body">
      <style:paragraph-properties fo:text-align="justify" style:justify-single-word="false"/>
      <style:text-properties officeooo:rsid="00073df1" officeooo:paragraph-rsid="00073df1"/>
    </style:style>
    <style:style style:name="P35" style:family="paragraph" style:parent-style-name="Text_20_body">
      <style:text-properties officeooo:rsid="0008b804" officeooo:paragraph-rsid="0008b804"/>
    </style:style>
    <style:style style:name="P36" style:family="paragraph" style:parent-style-name="Text_20_body">
      <style:paragraph-properties fo:text-align="justify" style:justify-single-word="false"/>
      <style:text-properties officeooo:rsid="0008b804" officeooo:paragraph-rsid="0008b804"/>
    </style:style>
    <style:style style:name="P37" style:family="paragraph" style:parent-style-name="Text_20_body">
      <style:text-properties officeooo:rsid="0009c379" officeooo:paragraph-rsid="0009c379"/>
    </style:style>
    <style:style style:name="P38" style:family="paragraph" style:parent-style-name="Text_20_body">
      <style:text-properties officeooo:rsid="000a7303" officeooo:paragraph-rsid="000a7303"/>
    </style:style>
    <style:style style:name="P39" style:family="paragraph" style:parent-style-name="Text_20_body">
      <style:text-properties officeooo:rsid="000bf2f1" officeooo:paragraph-rsid="000bf2f1"/>
    </style:style>
    <style:style style:name="P40" style:family="paragraph" style:parent-style-name="Text_20_body">
      <style:text-properties officeooo:rsid="000ef069" officeooo:paragraph-rsid="000ef069"/>
    </style:style>
    <style:style style:name="P41" style:family="paragraph" style:parent-style-name="Text_20_body">
      <style:text-properties officeooo:paragraph-rsid="000ef069"/>
    </style:style>
    <style:style style:name="P42" style:family="paragraph" style:parent-style-name="Text_20_body">
      <style:text-properties officeooo:rsid="00106ade" officeooo:paragraph-rsid="00106ade"/>
    </style:style>
    <style:style style:name="P43" style:family="paragraph">
      <style:text-properties style:font-name="Liberation Mono" fo:font-size="10pt" style:font-size-asian="10pt" style:font-size-complex="10pt"/>
    </style:style>
    <style:style style:name="P44" style:family="paragraph">
      <loext:graphic-properties draw:fill="solid" draw:fill-color="#dddddd"/>
      <style:text-properties style:font-name="Liberation Mono" fo:font-size="10pt" style:font-size-asian="10pt" style:font-size-complex="10pt"/>
    </style:style>
    <style:style style:name="T1" style:family="text">
      <style:text-properties officeooo:rsid="0002739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62826" style:font-style-asian="normal" style:font-style-complex="normal"/>
    </style:style>
    <style:style style:name="T5" style:family="text">
      <style:text-properties fo:color="#2a6099" loext:opacity="100%" fo:font-style="italic" style:text-underline-style="none" fo:font-weight="normal" style:font-style-asian="italic" style:font-weight-asian="normal" style:font-style-complex="italic" style:font-weight-complex="normal"/>
    </style:style>
    <style:style style:name="T6" style:family="text">
      <style:text-properties fo:color="#000000" loext:opacity="100%" fo:font-style="normal" style:text-underline-style="none" fo:font-weight="normal" style:font-style-asian="normal" style:font-weight-asian="normal" style:font-style-complex="normal" style:font-weight-complex="normal"/>
    </style:style>
    <style:style style:name="T7" style:family="text">
      <style:text-properties officeooo:rsid="00073df1"/>
    </style:style>
    <style:style style:name="T8" style:family="text">
      <style:text-properties style:font-name="Liberation Mono" fo:font-size="10pt" fo:font-style="normal" fo:background-color="#dddddd" loext:char-shading-value="0" style:font-size-asian="10pt" style:font-style-asian="normal" style:font-size-complex="10pt" style:font-style-complex="normal"/>
    </style:style>
    <style:style style:name="T9" style:family="text">
      <style:text-properties style:font-name="Liberation Sans" fo:font-size="10pt" fo:font-style="normal" fo:background-color="transparent" loext:char-shading-value="0" style:font-size-asian="10pt" style:font-style-asian="normal" style:font-size-complex="10pt" style:font-style-complex="normal"/>
    </style:style>
    <style:style style:name="T10" style:family="text">
      <style:text-properties style:font-name="Liberation Sans" fo:font-size="12pt" fo:font-style="normal" fo:background-color="transparent" loext:char-shading-value="0" style:font-size-asian="10.5pt" style:font-style-asian="normal" style:font-size-complex="12pt" style:font-style-complex="normal"/>
    </style:style>
    <style:style style:name="T11" style:family="text">
      <style:text-properties style:font-name="Liberation Sans" fo:font-size="12pt" fo:font-style="normal" fo:background-color="transparent" loext:char-shading-value="0" style:font-size-asian="12pt" style:font-style-asian="normal" style:font-size-complex="12pt" style:font-style-complex="normal"/>
    </style:style>
    <style:style style:name="T12" style:family="text">
      <style:text-properties officeooo:rsid="00074960"/>
    </style:style>
    <style:style style:name="T13" style:family="text">
      <style:text-properties officeooo:rsid="000ef069"/>
    </style:style>
    <style:style style:name="T14" style:family="text">
      <style:text-properties fo:font-size="10pt" style:font-size-asian="10pt" style:font-size-complex="10pt"/>
    </style:style>
    <style:style style:name="T15" style:family="text">
      <style:text-properties style:font-name="Liberation Mono" fo:font-size="10pt" style:font-size-asian="10pt" style:font-size-complex="10pt"/>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svg:stroke-color="#3465a4" draw:fill="solid" draw:fill-color="#dddddd" fo:min-height="0.3126in" style:run-through="foreground" style:wrap="run-through" style:number-wrapped-paragraphs="no-limit" style:vertical-pos="middle" style:vertical-rel="baseline" style:horizontal-pos="from-left" style:horizontal-rel="paragraph"/>
      <style:paragraph-properties style:writing-mode="lr-tb"/>
    </style:style>
    <style:style style:name="gr2" style:family="graphic">
      <style:graphic-properties draw:stroke="none" svg:stroke-color="#3465a4" draw:fill="solid" draw:fill-color="#dddddd" fo:min-height="0.3126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BENE SPECIFICATION</text:p>
      <text:p text:style-name="P15">Created by Jacob</text:p>
      <text:p text:style-name="P15">12-06-2023 </text:p>
      <text:p text:style-name="P14"><text:span text:style-name="T1">17:4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P13"/>
      <text:p text:style-name="P13"/>
      <text:p text:style-name="P15">[Insert Emulator Architecture Picture Her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Table of Contents</text:p>
          </text:index-title>
          <text:p text:style-name="P1"><text:a xlink:type="simple" xlink:href="#__RefHeading___Toc861_4065625656" text:style-name="Index_20_Link" text:visited-style-name="Index_20_Link">1 – What is Sabene?<text:tab/>3</text:a></text:p>
          <text:p text:style-name="P2"><text:a xlink:type="simple" xlink:href="#__RefHeading___Toc863_4065625656" text:style-name="Index_20_Link" text:visited-style-name="Index_20_Link">1.1 – Why use Sabene?<text:tab/>3</text:a></text:p>
          <text:p text:style-name="P2"><text:a xlink:type="simple" xlink:href="#__RefHeading___Toc865_4065625656" text:style-name="Index_20_Link" text:visited-style-name="Index_20_Link">1.2 – What is Sabene used for?<text:tab/>3</text:a></text:p>
          <text:p text:style-name="P2"><text:a xlink:type="simple" xlink:href="#__RefHeading___Toc867_4065625656" text:style-name="Index_20_Link" text:visited-style-name="Index_20_Link">1.3 – About the Developer<text:tab/>3</text:a></text:p>
          <text:p text:style-name="P1"><text:a xlink:type="simple" xlink:href="#__RefHeading___Toc869_4065625656" text:style-name="Index_20_Link" text:visited-style-name="Index_20_Link">2 – The CPU<text:tab/>4</text:a></text:p>
          <text:p text:style-name="P2"><text:a xlink:type="simple" xlink:href="#__RefHeading___Toc871_4065625656" text:style-name="Index_20_Link" text:visited-style-name="Index_20_Link">2.1 – Registers<text:tab/>4</text:a></text:p>
          <text:p text:style-name="P2"><text:a xlink:type="simple" xlink:href="#__RefHeading___Toc873_4065625656" text:style-name="Index_20_Link" text:visited-style-name="Index_20_Link">2.2 – Bus Interface Register<text:tab/>4</text:a></text:p>
          <text:p text:style-name="P2"><text:a xlink:type="simple" xlink:href="#__RefHeading___Toc875_4065625656" text:style-name="Index_20_Link" text:visited-style-name="Index_20_Link">2.3 – Arithmetic Logic Unit<text:tab/>5</text:a></text:p>
          <text:p text:style-name="P3"><text:a xlink:type="simple" xlink:href="#__RefHeading___Toc877_4065625656" text:style-name="Index_20_Link" text:visited-style-name="Index_20_Link">2.3.1 – Compare &amp; Conditionals<text:tab/>5</text:a></text:p>
          <text:p text:style-name="P2"><text:a xlink:type="simple" xlink:href="#__RefHeading___Toc879_4065625656" text:style-name="Index_20_Link" text:visited-style-name="Index_20_Link">2.4 – Read/Write RAM<text:tab/>6</text:a></text:p>
          <text:p text:style-name="P1"><text:a xlink:type="simple" xlink:href="#__RefHeading___Toc881_4065625656" text:style-name="Index_20_Link" text:visited-style-name="Index_20_Link">3 – Pseudo-instructions<text:tab/>6</text:a></text:p>
          <text:p text:style-name="P2"><text:a xlink:type="simple" xlink:href="#__RefHeading___Toc883_4065625656" text:style-name="Index_20_Link" text:visited-style-name="Index_20_Link">3.1 – What are Pseudo-instructions?<text:tab/>6</text:a></text:p>
          <text:p text:style-name="P2"><text:a xlink:type="simple" xlink:href="#__RefHeading___Toc885_4065625656" text:style-name="Index_20_Link" text:visited-style-name="Index_20_Link">3.2 – Defining constants with “DB” and friends<text:tab/>6</text:a></text:p>
          <text:p text:style-name="P2"><text:a xlink:type="simple" xlink:href="#__RefHeading___Toc887_4065625656" text:style-name="Index_20_Link" text:visited-style-name="Index_20_Link">3.3 – Reserving bytes with “RESB” and friends<text:tab/>6</text:a></text:p>
          <text:p text:style-name="P1"><text:a xlink:type="simple" xlink:href="#__RefHeading___Toc889_4065625656" text:style-name="Index_20_Link" text:visited-style-name="Index_20_Link">4 – Constants<text:tab/>7</text:a></text:p>
          <text:p text:style-name="P2"><text:a xlink:type="simple" xlink:href="#__RefHeading___Toc891_4065625656" text:style-name="Index_20_Link" text:visited-style-name="Index_20_Link">4.1 – Integrals<text:tab/>7</text:a></text:p>
          <text:p text:style-name="P2"><text:a xlink:type="simple" xlink:href="#__RefHeading___Toc893_4065625656" text:style-name="Index_20_Link" text:visited-style-name="Index_20_Link">4.2 – Floating Point<text:tab/>7</text:a></text:p>
          <text:p text:style-name="P2"><text:a xlink:type="simple" xlink:href="#__RefHeading___Toc895_4065625656" text:style-name="Index_20_Link" text:visited-style-name="Index_20_Link">4.3 – Characters<text:tab/>7</text:a></text:p>
          <text:p text:style-name="P2"><text:a xlink:type="simple" xlink:href="#__RefHeading___Toc897_4065625656" text:style-name="Index_20_Link" text:visited-style-name="Index_20_Link">4.4 – Strings<text:tab/>7</text:a></text:p>
        </text:index-body>
      </text:table-of-content>
      <text:p text:style-name="Standard"/>
      <text:h text:style-name="P5" text:outline-level="1"><text:bookmark-start text:name="__RefHeading___Toc861_4065625656"/>1 – What is Sabene?<text:bookmark-end text:name="__RefHeading___Toc861_4065625656"/></text:h>
      <text:p text:style-name="P31">Sabene is an 8-bit emulator written entirely in C. <text:s/>The emulator itself has drivers that allow communication between the emulated GPU, ROM disk, VGA, Keyboard, and Speaker.</text:p>
      <text:p text:style-name="P31">The emulator runs a custom CPU and GPU architecture that is only seen in the Sabene emulator. <text:s/>This means that x86-64, ARM, or other types of assembly architecture will <text:span text:style-name="T2">not</text:span><text:span text:style-name="T3"> run on Sabene emulators. <text:s/>You </text:span><text:span text:style-name="T2">must</text:span><text:span text:style-name="T3"> assemble and create programs with the assembler packaged with your </text:span><text:span text:style-name="T2">Sabene Emulator</text:span><text:span text:style-name="T3">.</text:span></text:p>
      <text:h text:style-name="P8" text:outline-level="2"><text:bookmark-start text:name="__RefHeading___Toc863_4065625656"/>1.1 – Why use Sabene?<text:bookmark-end text:name="__RefHeading___Toc863_4065625656"/></text:h>
      <text:p text:style-name="P31">Sabene is a fun little project created in order to explore the ins-and-outs of computer architectures, emulation, and driver emulation. <text:s/>Users of sabene can write their own programs utilizing the assembler packaged with the copy of <text:span text:style-name="T2">Sabene Emulator</text:span><text:span text:style-name="T3"> that they download from the github: </text:span><text:a xlink:type="simple" xlink:href="https://github.com/jaythom2723/sabene-8" text:style-name="Internet_20_link" text:visited-style-name="Visited_20_Internet_20_Link"><text:span text:style-name="T5">https://github.com/jaythom2723/sabene-8</text:span></text:a><text:span text:style-name="T6">. <text:s/>Programmers can use Sabene to make games, produce software, and potentially even operating systems. <text:s/>The limits of Sabene are limited only to the programmer’s creativity and skill.</text:span></text:p>
      <text:h text:style-name="P8" text:outline-level="2"><text:bookmark-start text:name="__RefHeading___Toc865_4065625656"/>1.2 – What is Sabene used for?<text:bookmark-end text:name="__RefHeading___Toc865_4065625656"/></text:h>
      <text:p text:style-name="P31">Sabene can be used for general algorithm design, game development, driver development, os development, and more. <text:s/>The emulator itself is limited with its assembly instruction set, so programming might opt to use the proprietary Sabene programming language. <text:s/>The Sabene programming language makes it easier for programmers to interface with memory directly, define variables, call functions, as well as create applications easier.</text:p>
      <text:h text:style-name="P11" text:outline-level="2"><text:bookmark-start text:name="__RefHeading___Toc867_4065625656"/>1.3 – About the Developer<text:bookmark-end text:name="__RefHeading___Toc867_4065625656"/></text:h>
      <text:p text:style-name="P36">My name is Jacob, I am an aspiring software developer who focuses in C. <text:s/>I am currently learning NASMx86_64 assembly, computer architectures, Godot, and OpenGL. <text:s/>I am actively researching how to create device drivers using assembly and C, however, am currently struggling. <text:s/>This emulator is my magnum opus, a combination of everything I’ve learned throughout my years of creating emulators. <text:s/>Despite being only a few years into learning the quirks of C-style programming, I can comfortable say that I’ve mastered the language for application-based programs.</text:p>
      <text:h text:style-name="P6" text:outline-level="1"><text:bookmark-start text:name="__RefHeading___Toc869_4065625656"/><text:span text:style-name="T7">2</text:span> – The CPU<text:bookmark-end text:name="__RefHeading___Toc869_4065625656"/></text:h>
      <text:h text:style-name="Heading_20_2" text:outline-level="2"><text:bookmark-start text:name="__RefHeading___Toc871_4065625656"/>2.1 – Registers<text:bookmark-end text:name="__RefHeading___Toc871_4065625656"/></text:h>
      <text:p text:style-name="P31">The CPU architecture within <text:span text:style-name="T2">all</text:span><text:span text:style-name="T3"> Sabene Emulators is the JS816A “Jacob’s Sabene 8-bit cpu with 16-bit Address”. <text:s/>The CPU has 8, 8-bit general purpose registers, 1 4-bit flag register, 1 8-bit overflow register, 1 8-bit stack pointer, and 1 8-bit program counter. There are 4 extra registers specifically for floating point values. All of these registers are 8-bit as well. </text:span><text:span text:style-name="T4">The CPU also has 1 3-bit Bus Interface Register.</text:span></text:p>
      <table:table table:name="cpuregisters" table:style-name="cpuregisters" table:template-name="Academic">
        <table:table-column table:style-name="cpuregisters.A" table:number-columns-repeated="2"/>
        <table:table-column table:style-name="cpuregisters.C"/>
        <table:table-row table:style-name="cpuregisters.1">
          <table:table-cell table:style-name="cpuregisters.A1" office:value-type="string">
            <text:p text:style-name="P30">Register</text:p>
          </table:table-cell>
          <table:table-cell table:style-name="cpuregisters.B1" office:value-type="string">
            <text:p text:style-name="P30">Size (bits)</text:p>
          </table:table-cell>
          <table:table-cell table:style-name="cpuregisters.C1" office:value-type="string">
            <text:p text:style-name="P30">Purpose</text:p>
          </table:table-cell>
        </table:table-row>
        <table:table-row table:style-name="cpuregisters.2">
          <table:table-cell table:style-name="cpuregisters.A2" office:value-type="string">
            <text:p text:style-name="P26">R00</text:p>
          </table:table-cell>
          <table:table-cell table:style-name="cpuregisters.B2" office:value-type="float" office:value="8">
            <text:p text:style-name="P26">8</text:p>
          </table:table-cell>
          <table:table-cell table:style-name="cpuregisters.C2" office:value-type="string">
            <text:p text:style-name="P26">General Purpose</text:p>
          </table:table-cell>
        </table:table-row>
        <table:table-row table:style-name="cpuregisters.2">
          <table:table-cell table:style-name="cpuregisters.A2" office:value-type="string">
            <text:p text:style-name="P26">R01</text:p>
          </table:table-cell>
          <table:table-cell table:style-name="cpuregisters.B2" office:value-type="float" office:value="8">
            <text:p text:style-name="P26">8</text:p>
          </table:table-cell>
          <table:table-cell table:style-name="cpuregisters.C3" office:value-type="string">
            <text:p text:style-name="P26">General Purpose</text:p>
          </table:table-cell>
        </table:table-row>
        <table:table-row table:style-name="cpuregisters.2">
          <table:table-cell table:style-name="cpuregisters.A2" office:value-type="string">
            <text:p text:style-name="P26">R02</text:p>
          </table:table-cell>
          <table:table-cell table:style-name="cpuregisters.B2" office:value-type="float" office:value="8">
            <text:p text:style-name="P26">8</text:p>
          </table:table-cell>
          <table:table-cell table:style-name="cpuregisters.C4" office:value-type="string">
            <text:p text:style-name="P26">General Purpose</text:p>
          </table:table-cell>
        </table:table-row>
        <table:table-row table:style-name="cpuregisters.2">
          <table:table-cell table:style-name="cpuregisters.A2" office:value-type="string">
            <text:p text:style-name="P26">R03</text:p>
          </table:table-cell>
          <table:table-cell table:style-name="cpuregisters.B2" office:value-type="float" office:value="8">
            <text:p text:style-name="P26">8</text:p>
          </table:table-cell>
          <table:table-cell table:style-name="cpuregisters.C5" office:value-type="string">
            <text:p text:style-name="P26">General Purpose</text:p>
          </table:table-cell>
        </table:table-row>
        <table:table-row table:style-name="cpuregisters.2">
          <table:table-cell table:style-name="cpuregisters.A2" office:value-type="string">
            <text:p text:style-name="P26">R04</text:p>
          </table:table-cell>
          <table:table-cell table:style-name="cpuregisters.B2" office:value-type="float" office:value="8">
            <text:p text:style-name="P26">8</text:p>
          </table:table-cell>
          <table:table-cell table:style-name="cpuregisters.C6" office:value-type="string">
            <text:p text:style-name="P26">General Purpose</text:p>
          </table:table-cell>
        </table:table-row>
        <table:table-row table:style-name="cpuregisters.2">
          <table:table-cell table:style-name="cpuregisters.A2" office:value-type="string">
            <text:p text:style-name="P26">R05</text:p>
          </table:table-cell>
          <table:table-cell table:style-name="cpuregisters.B2" office:value-type="float" office:value="8">
            <text:p text:style-name="P26">8</text:p>
          </table:table-cell>
          <table:table-cell table:style-name="cpuregisters.C7" office:value-type="string">
            <text:p text:style-name="P26">General Purpose</text:p>
          </table:table-cell>
        </table:table-row>
        <table:table-row table:style-name="cpuregisters.2">
          <table:table-cell table:style-name="cpuregisters.A2" office:value-type="string">
            <text:p text:style-name="P26">R06</text:p>
          </table:table-cell>
          <table:table-cell table:style-name="cpuregisters.B2" office:value-type="float" office:value="8">
            <text:p text:style-name="P26">8</text:p>
          </table:table-cell>
          <table:table-cell table:style-name="cpuregisters.C8" office:value-type="string">
            <text:p text:style-name="P26">General Purpose</text:p>
          </table:table-cell>
        </table:table-row>
        <table:table-row table:style-name="cpuregisters.1">
          <table:table-cell table:style-name="cpuregisters.A2" office:value-type="string">
            <text:p text:style-name="P26">R07</text:p>
          </table:table-cell>
          <table:table-cell table:style-name="cpuregisters.B2" office:value-type="float" office:value="8">
            <text:p text:style-name="P26">8</text:p>
          </table:table-cell>
          <table:table-cell table:style-name="cpuregisters.C9" office:value-type="string">
            <text:p text:style-name="P26">General Purpose</text:p>
          </table:table-cell>
        </table:table-row>
        <table:table-row table:style-name="cpuregisters.1">
          <table:table-cell table:style-name="cpuregisters.A2" office:value-type="string">
            <text:p text:style-name="P26">R08</text:p>
          </table:table-cell>
          <table:table-cell table:style-name="cpuregisters.B2" office:value-type="float" office:value="4">
            <text:p text:style-name="P26">4</text:p>
          </table:table-cell>
          <table:table-cell table:style-name="cpuregisters.C10" office:value-type="string">
            <text:p text:style-name="P26">Flag Register</text:p>
          </table:table-cell>
        </table:table-row>
        <table:table-row table:style-name="cpuregisters.1">
          <table:table-cell table:style-name="cpuregisters.A2" office:value-type="string">
            <text:p text:style-name="P26">R09</text:p>
          </table:table-cell>
          <table:table-cell table:style-name="cpuregisters.B2" office:value-type="float" office:value="8">
            <text:p text:style-name="P26">8</text:p>
          </table:table-cell>
          <table:table-cell table:style-name="cpuregisters.C11" office:value-type="string">
            <text:p text:style-name="P26">Overflow Register</text:p>
          </table:table-cell>
        </table:table-row>
        <table:table-row table:style-name="cpuregisters.1">
          <table:table-cell table:style-name="cpuregisters.A2" office:value-type="string">
            <text:p text:style-name="P26">R10</text:p>
          </table:table-cell>
          <table:table-cell table:style-name="cpuregisters.B2" office:value-type="float" office:value="8">
            <text:p text:style-name="P26">8</text:p>
          </table:table-cell>
          <table:table-cell table:style-name="cpuregisters.C12" office:value-type="string">
            <text:p text:style-name="P26">Stack Pointer</text:p>
          </table:table-cell>
        </table:table-row>
        <table:table-row table:style-name="cpuregisters.1">
          <table:table-cell table:style-name="cpuregisters.A2" office:value-type="string">
            <text:p text:style-name="P26">R11</text:p>
          </table:table-cell>
          <table:table-cell table:style-name="cpuregisters.B2" office:value-type="float" office:value="8">
            <text:p text:style-name="P26">8</text:p>
          </table:table-cell>
          <table:table-cell table:style-name="cpuregisters.C13" office:value-type="string">
            <text:p text:style-name="P26">Program Counter</text:p>
          </table:table-cell>
        </table:table-row>
        <table:table-row table:style-name="cpuregisters.1">
          <table:table-cell table:style-name="cpuregisters.A2" office:value-type="string">
            <text:p text:style-name="P26">F01</text:p>
          </table:table-cell>
          <table:table-cell table:style-name="cpuregisters.B2" office:value-type="float" office:value="8">
            <text:p text:style-name="P26">8</text:p>
          </table:table-cell>
          <table:table-cell table:style-name="cpuregisters.C14" office:value-type="string">
            <text:p text:style-name="P26">General Purpose Floating Point</text:p>
          </table:table-cell>
        </table:table-row>
        <table:table-row table:style-name="cpuregisters.1">
          <table:table-cell table:style-name="cpuregisters.A2" office:value-type="string">
            <text:p text:style-name="P26">F02</text:p>
          </table:table-cell>
          <table:table-cell table:style-name="cpuregisters.B2" office:value-type="float" office:value="8">
            <text:p text:style-name="P26">8</text:p>
          </table:table-cell>
          <table:table-cell table:style-name="cpuregisters.C15" office:value-type="string">
            <text:p text:style-name="P26">General Purpose Floating Point</text:p>
          </table:table-cell>
        </table:table-row>
        <table:table-row table:style-name="cpuregisters.1">
          <table:table-cell table:style-name="cpuregisters.A2" office:value-type="string">
            <text:p text:style-name="P26">F03</text:p>
          </table:table-cell>
          <table:table-cell table:style-name="cpuregisters.B2" office:value-type="float" office:value="8">
            <text:p text:style-name="P26">8</text:p>
          </table:table-cell>
          <table:table-cell table:style-name="cpuregisters.C16" office:value-type="string">
            <text:p text:style-name="P26">General Purpose Floating Point</text:p>
          </table:table-cell>
        </table:table-row>
        <table:table-row table:style-name="cpuregisters.1">
          <table:table-cell table:style-name="cpuregisters.A2" office:value-type="string">
            <text:p text:style-name="P26">F04</text:p>
          </table:table-cell>
          <table:table-cell table:style-name="cpuregisters.B2" office:value-type="float" office:value="8">
            <text:p text:style-name="P26">8</text:p>
          </table:table-cell>
          <table:table-cell table:style-name="cpuregisters.C17" office:value-type="string">
            <text:p text:style-name="P26">General Purpose Floating Point</text:p>
          </table:table-cell>
        </table:table-row>
        <table:table-row table:style-name="cpuregisters.1">
          <table:table-cell table:style-name="cpuregisters.A18" office:value-type="string">
            <text:p text:style-name="P27">BIR</text:p>
          </table:table-cell>
          <table:table-cell table:style-name="cpuregisters.B18" office:value-type="float" office:value="3">
            <text:p text:style-name="P27">3</text:p>
          </table:table-cell>
          <table:table-cell table:style-name="cpuregisters.C18" office:value-type="string">
            <text:p text:style-name="P27">Bus Interface Register</text:p>
          </table:table-cell>
        </table:table-row>
      </table:table>
      <text:h text:style-name="P9" text:outline-level="2" text:is-list-header="true"><text:bookmark-start text:name="__RefHeading___Toc873_4065625656"/>2.2 – Bus Interface Register<text:bookmark-end text:name="__RefHeading___Toc873_4065625656"/></text:h>
      <text:p text:style-name="P32"><text:span text:style-name="T3">The CPU can communicate between the ROM disk, RAM, as well as the GPU through a bus interface. <text:s/></text:span><text:span text:style-name="T4">The CPU can control where data is sent directly with the Bus Interface Register.</text:span></text:p>
      <table:table table:name="businterfacevalues" table:style-name="businterfacevalues" table:template-name="Academic">
        <table:table-column table:style-name="businterfacevalues.A" table:number-columns-repeated="2"/>
        <table:table-column table:style-name="businterfacevalues.C" table:number-columns-repeated="2"/>
        <table:table-row table:style-name="businterfacevalues.1">
          <table:table-cell table:style-name="businterfacevalues.A1" office:value-type="string">
            <text:p text:style-name="P29">Name of Value</text:p>
          </table:table-cell>
          <table:table-cell table:style-name="businterfacevalues.A1" office:value-type="string">
            <text:p text:style-name="P29">Bit 3</text:p>
          </table:table-cell>
          <table:table-cell table:style-name="businterfacevalues.A1" office:value-type="string">
            <text:p text:style-name="P29">Bit 2</text:p>
          </table:table-cell>
          <table:table-cell table:style-name="businterfacevalues.A1" office:value-type="string">
            <text:p text:style-name="P29">Bit 1</text:p>
          </table:table-cell>
        </table:table-row>
        <table:table-row table:style-name="businterfacevalues.2">
          <table:table-cell table:style-name="businterfacevalues.A2" office:value-type="string">
            <text:p text:style-name="P28">R/W RAM</text:p>
          </table:table-cell>
          <table:table-cell table:style-name="businterfacevalues.B2" office:value-type="float" office:value="0">
            <text:p text:style-name="P28">0</text:p>
          </table:table-cell>
          <table:table-cell table:style-name="businterfacevalues.B2" office:value-type="float" office:value="0">
            <text:p text:style-name="P28">0</text:p>
          </table:table-cell>
          <table:table-cell table:style-name="businterfacevalues.B2" office:value-type="float" office:value="1">
            <text:p text:style-name="P28">1</text:p>
          </table:table-cell>
        </table:table-row>
        <table:table-row table:style-name="businterfacevalues.3">
          <table:table-cell table:style-name="businterfacevalues.A2" office:value-type="string">
            <text:p text:style-name="P28">R ROM</text:p>
          </table:table-cell>
          <table:table-cell table:style-name="businterfacevalues.B2" office:value-type="float" office:value="0">
            <text:p text:style-name="P28">0</text:p>
          </table:table-cell>
          <table:table-cell table:style-name="businterfacevalues.B2" office:value-type="float" office:value="1">
            <text:p text:style-name="P28">1</text:p>
          </table:table-cell>
          <table:table-cell table:style-name="businterfacevalues.B2" office:value-type="float" office:value="0">
            <text:p text:style-name="P28">0</text:p>
          </table:table-cell>
        </table:table-row>
        <table:table-row table:style-name="businterfacevalues.4">
          <table:table-cell table:style-name="businterfacevalues.A2" office:value-type="string">
            <text:p text:style-name="P28">R/W VRAM</text:p>
          </table:table-cell>
          <table:table-cell table:style-name="businterfacevalues.B2" office:value-type="float" office:value="0">
            <text:p text:style-name="P28">0</text:p>
          </table:table-cell>
          <table:table-cell table:style-name="businterfacevalues.B2" office:value-type="float" office:value="1">
            <text:p text:style-name="P28">1</text:p>
          </table:table-cell>
          <table:table-cell table:style-name="businterfacevalues.B2" office:value-type="float" office:value="1">
            <text:p text:style-name="P28">1</text:p>
          </table:table-cell>
        </table:table-row>
        <table:table-row table:style-name="businterfacevalues.5">
          <table:table-cell table:style-name="businterfacevalues.A2" office:value-type="string">
            <text:p text:style-name="P28">R keyboard</text:p>
          </table:table-cell>
          <table:table-cell table:style-name="businterfacevalues.B2" office:value-type="float" office:value="1">
            <text:p text:style-name="P28">1</text:p>
          </table:table-cell>
          <table:table-cell table:style-name="businterfacevalues.B2" office:value-type="float" office:value="0">
            <text:p text:style-name="P28">0</text:p>
          </table:table-cell>
          <table:table-cell table:style-name="businterfacevalues.B2" office:value-type="float" office:value="0">
            <text:p text:style-name="P28">0</text:p>
          </table:table-cell>
        </table:table-row>
        <table:table-row table:style-name="businterfacevalues.6">
          <table:table-cell table:style-name="businterfacevalues.A2" office:value-type="string">
            <text:p text:style-name="P28">R/W disk</text:p>
          </table:table-cell>
          <table:table-cell table:style-name="businterfacevalues.B2" office:value-type="float" office:value="1">
            <text:p text:style-name="P28">1</text:p>
          </table:table-cell>
          <table:table-cell table:style-name="businterfacevalues.B2" office:value-type="float" office:value="0">
            <text:p text:style-name="P28">0</text:p>
          </table:table-cell>
          <table:table-cell table:style-name="businterfacevalues.B2" office:value-type="float" office:value="1">
            <text:p text:style-name="P28">1</text:p>
          </table:table-cell>
        </table:table-row>
        <table:table-row table:style-name="businterfacevalues.7">
          <table:table-cell table:style-name="businterfacevalues.A2" office:value-type="string">
            <text:p text:style-name="P28">R/W VGA color table</text:p>
          </table:table-cell>
          <table:table-cell table:style-name="businterfacevalues.B2" office:value-type="float" office:value="1">
            <text:p text:style-name="P28">1</text:p>
          </table:table-cell>
          <table:table-cell table:style-name="businterfacevalues.B2" office:value-type="float" office:value="1">
            <text:p text:style-name="P28">1</text:p>
          </table:table-cell>
          <table:table-cell table:style-name="businterfacevalues.B2" office:value-type="float" office:value="0">
            <text:p text:style-name="P28">0</text:p>
          </table:table-cell>
        </table:table-row>
        <table:table-row table:style-name="businterfacevalues.8">
          <table:table-cell table:style-name="businterfacevalues.A8" office:value-type="string">
            <text:p text:style-name="P28">R mouse</text:p>
          </table:table-cell>
          <table:table-cell table:style-name="businterfacevalues.B8" office:value-type="float" office:value="1">
            <text:p text:style-name="P28">1</text:p>
          </table:table-cell>
          <table:table-cell table:style-name="businterfacevalues.B8" office:value-type="float" office:value="1">
            <text:p text:style-name="P28">1</text:p>
          </table:table-cell>
          <table:table-cell table:style-name="businterfacevalues.B8" office:value-type="float" office:value="1">
            <text:p text:style-name="P28">1</text:p>
          </table:table-cell>
        </table:table-row>
      </table:table>
      <text:p text:style-name="P34"><text:span text:style-name="T4">T</text:span><text:span text:style-name="T3">he bus interface register can be set via the following instruction: </text:span><text:span text:style-name="T8">SBR &lt;value&gt;</text:span><text:span text:style-name="T9"> </text:span><text:span text:style-name="T10">The “Set Bus Register” instruction will set the value of the cpu’s Bus Interface Register. <text:s/>The assembler will automatically set the Bus Interface Register if the 16-bit memory address passed into an </text:span><text:soft-page-break/><text:span text:style-name="T10">operation enters its range. <text:s/>For instance, to send data to the GPU: </text:span><text:span text:style-name="T8">STR r0, $2000</text:span><text:span text:style-name="T10"> The following S8 assembly code will be expanded on during assembly into the following code:</text:span></text:p>
      <text:p text:style-name="P33"><draw:frame text:anchor-type="paragraph" draw:z-index="0" draw:name="Text Frame 1" draw:style-name="gr2" draw:text-style-name="P44" svg:width="6.9067in" svg:height="0.474in" svg:x="-0.0063in" svg:y="-0.0701in"><draw:text-box><text:p text:style-name="P43"><text:span text:style-name="T15">BIR b011</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Set BIR to 3 (send to VRAM)</text:span></text:p><text:p text:style-name="P43"><text:span text:style-name="T15">STR r0, $0 <text:s/></text:span><text:span text:style-name="T15"><text:tab/></text:span><text:span text:style-name="T15"><text:tab/></text:span><text:span text:style-name="T15"><text:tab/></text:span><text:span text:style-name="T15"><text:tab/></text:span><text:span text:style-name="T15"><text:tab/></text:span><text:span text:style-name="T15"><text:tab/></text:span><text:span text:style-name="T15">; Store R0 at VRAM[0]</text:span></text:p><text:p text:style-name="P43"><text:span text:style-name="T15">BIR b001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Set BIR to 1 (RAM)</text:span></text:p></draw:text-box></draw:frame></text:p>
      <text:p text:style-name="P34"><text:line-break/>The BIR value will also automatically reset after the last address in range of a hardware’s memory addresses. For instance: </text:p>
      <text:p text:style-name="P33"><draw:frame text:anchor-type="paragraph" draw:z-index="1" draw:name="Text Frame 2" draw:style-name="gr2" draw:text-style-name="P44" svg:width="6.9067in" svg:height="1.5776in" svg:x="0.0043in" svg:y="0.0055in"><draw:text-box><text:p text:style-name="P43"><text:span text:style-name="T15">; Before assembly</text:span></text:p><text:p text:style-name="P43"><text:span text:style-name="T15">STR r0, $2000</text:span></text:p><text:p text:style-name="P43"><text:span text:style-name="T15">STR r0, $2001</text:span></text:p><text:p text:style-name="P43"><text:span text:style-name="T15">STR r0, $2002</text:span></text:p><text:p text:style-name="P43"><text:span text:style-name="T15">; After assembly</text:span></text:p><text:p text:style-name="P43"><text:span text:style-name="T15">BIR b011</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Set BIR to 3 (send to VRAM)</text:span></text:p><text:p text:style-name="P43"><text:span text:style-name="T15">STR r0, $0 <text:s/></text:span><text:span text:style-name="T15"><text:tab/></text:span><text:span text:style-name="T15"><text:tab/></text:span><text:span text:style-name="T15"><text:tab/></text:span><text:span text:style-name="T15"><text:tab/></text:span><text:span text:style-name="T15"><text:tab/></text:span><text:span text:style-name="T15"><text:tab/></text:span><text:span text:style-name="T15">; Store R0 at VRAM[0]</text:span></text:p><text:p text:style-name="P43"><text:span text:style-name="T15">STR r0, $1</text:span><text:span text:style-name="T15"><text:tab/></text:span><text:span text:style-name="T15"><text:tab/></text:span><text:span text:style-name="T15"><text:tab/></text:span><text:span text:style-name="T15"><text:tab/></text:span><text:span text:style-name="T15"><text:tab/></text:span><text:span text:style-name="T15"><text:tab/></text:span><text:span text:style-name="T15">; Store R0 at VRAM[1]</text:span></text:p><text:p text:style-name="P43"><text:span text:style-name="T15">STR r0, $2</text:span><text:span text:style-name="T15"><text:tab/></text:span><text:span text:style-name="T15"><text:tab/></text:span><text:span text:style-name="T15"><text:tab/></text:span><text:span text:style-name="T15"><text:tab/></text:span><text:span text:style-name="T15"><text:tab/></text:span><text:span text:style-name="T15"><text:tab/></text:span><text:span text:style-name="T15">; Store R0 at VRAM[2]</text:span></text:p><text:p text:style-name="P43"><text:span text:style-name="T15">BIR b000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Set BIR to 0 (don’t send)</text:span></text:p></draw:text-box></draw:frame></text:p>
      <text:p text:style-name="P33"/>
      <text:p text:style-name="P33"/>
      <text:p text:style-name="P33"/>
      <text:p text:style-name="P33"/>
      <text:p text:style-name="P33"/>
      <text:h text:style-name="P9" text:outline-level="2"><text:bookmark-start text:name="__RefHeading___Toc875_4065625656"/>2.3 – Arithmetic Logic Unit<text:bookmark-end text:name="__RefHeading___Toc875_4065625656"/></text:h>
      <text:p text:style-name="P36">The Arithmetic Logic Unit (ALU) is the chip that handles <text:span text:style-name="T2">all</text:span><text:span text:style-name="T3"> things math-related. The ALU can handle floating point values as well as negative numbers. <text:s/>The ALU can take in any general purpose register’s value as well as memory addresses. You can add, subtract, divide, multiply, as well as use bitwise and, or, and xor operation. <text:s/>The arithmetic logic unit also allows for a </text:span><text:span text:style-name="T8">CMP &lt;value&gt;,&lt;value/address</text:span><text:span text:style-name="T11">. See 2.3.1 for more information on CMP.</text:span></text:p>
      <text:p text:style-name="P35"><text:span text:style-name="T11"><draw:frame text:anchor-type="as-char" draw:z-index="2" draw:name="Text Frame 3" draw:style-name="gr1" draw:text-style-name="P44" svg:width="6.9067in" svg:height="1.4197in"><draw:text-box><text:p text:style-name="P43"><text:span text:style-name="T15">MOV r0, 2</text:span><text:span text:style-name="T15"><text:tab/></text:span><text:span text:style-name="T15"><text:tab/></text:span><text:span text:style-name="T15"><text:tab/></text:span><text:span text:style-name="T15"><text:tab/></text:span><text:span text:style-name="T15"><text:tab/></text:span><text:span text:style-name="T15"><text:tab/></text:span><text:span text:style-name="T15">; r0 = 2</text:span></text:p><text:p text:style-name="P43"><text:span text:style-name="T15">MOV r1, 2</text:span><text:span text:style-name="T15"><text:tab/></text:span><text:span text:style-name="T15"><text:tab/></text:span><text:span text:style-name="T15"><text:tab/></text:span><text:span text:style-name="T15"><text:tab/></text:span><text:span text:style-name="T15"><text:tab/></text:span><text:span text:style-name="T15"><text:tab/></text:span><text:span text:style-name="T15">; r1 = 2</text:span></text:p><text:p text:style-name="P43"><text:span text:style-name="T15">ADD r0, r1</text:span><text:span text:style-name="T15"><text:tab/></text:span><text:span text:style-name="T15"><text:tab/></text:span><text:span text:style-name="T15"><text:tab/></text:span><text:span text:style-name="T15"><text:tab/></text:span><text:span text:style-name="T15"><text:tab/></text:span><text:span text:style-name="T15"><text:tab/></text:span><text:span text:style-name="T15">; r0 + r1 = 4 = r0</text:span></text:p><text:p text:style-name="P43"><text:span text:style-name="T15">SUB r0, r1</text:span><text:span text:style-name="T15"><text:tab/></text:span><text:span text:style-name="T15"><text:tab/></text:span><text:span text:style-name="T15"><text:tab/></text:span><text:span text:style-name="T15"><text:tab/></text:span><text:span text:style-name="T15"><text:tab/></text:span><text:span text:style-name="T15"><text:tab/></text:span><text:span text:style-name="T15">; r0 – r1 = 2 = r0</text:span></text:p><text:p text:style-name="P43"><text:span text:style-name="T15">MUL r0, r1</text:span><text:span text:style-name="T15"><text:tab/></text:span><text:span text:style-name="T15"><text:tab/></text:span><text:span text:style-name="T15"><text:tab/></text:span><text:span text:style-name="T15"><text:tab/></text:span><text:span text:style-name="T15"><text:tab/></text:span><text:span text:style-name="T15"><text:tab/></text:span><text:span text:style-name="T15">; r0 * r1 = 4 = r0</text:span></text:p><text:p text:style-name="P43"><text:span text:style-name="T15">DIV r0, r1</text:span><text:span text:style-name="T15"><text:tab/></text:span><text:span text:style-name="T15"><text:tab/></text:span><text:span text:style-name="T15"><text:tab/></text:span><text:span text:style-name="T15"><text:tab/></text:span><text:span text:style-name="T15"><text:tab/></text:span><text:span text:style-name="T15"><text:tab/></text:span><text:span text:style-name="T15">; r0 / r1 = 2 = r0</text:span></text:p><text:p text:style-name="P43"><text:span text:style-name="T15">AND r0, r1</text:span><text:span text:style-name="T15"><text:tab/></text:span><text:span text:style-name="T15"><text:tab/></text:span><text:span text:style-name="T15"><text:tab/></text:span><text:span text:style-name="T15"><text:tab/></text:span><text:span text:style-name="T15"><text:tab/></text:span><text:span text:style-name="T15"><text:tab/></text:span><text:span text:style-name="T15">; r0 &amp; r1 = 2 = r0</text:span></text:p><text:p text:style-name="P43"><text:span text:style-name="T15">XOR r0, r0</text:span><text:span text:style-name="T15"><text:tab/></text:span><text:span text:style-name="T15"><text:tab/></text:span><text:span text:style-name="T15"><text:tab/></text:span><text:span text:style-name="T15"><text:tab/></text:span><text:span text:style-name="T15"><text:tab/></text:span><text:span text:style-name="T15"><text:tab/></text:span><text:span text:style-name="T15">; r0 ^ r0 = 0 = r0</text:span></text:p><text:p text:style-name="P43"><text:span text:style-name="T15">OR <text:s/>r0, r1</text:span><text:span text:style-name="T15"><text:tab/></text:span><text:span text:style-name="T15"><text:tab/></text:span><text:span text:style-name="T15"><text:tab/></text:span><text:span text:style-name="T15"><text:tab/></text:span><text:span text:style-name="T15"><text:tab/></text:span><text:span text:style-name="T15"><text:tab/></text:span><text:span text:style-name="T15">; r0 | r1 = 2 = r0</text:span></text:p></draw:text-box></draw:frame></text:span></text:p>
      <text:h text:style-name="P12" text:outline-level="3" text:is-list-header="true"><text:bookmark-start text:name="__RefHeading___Toc877_4065625656"/>2.3.1 – Compare &amp; Conditionals<text:bookmark-end text:name="__RefHeading___Toc877_4065625656"/></text:h>
      <text:p text:style-name="P36">Conditionals are handled by the ALU and set the 4-bit flag register based on whatever the value of the check is. <text:s/>The CMP instruction offers an easier way to check values against one another, however, the bitwise operators can also be used to check for conditions. <text:s/>A good example of this would be in Chapter TBD.</text:p>
      <text:p text:style-name="P17"><draw:frame text:anchor-type="as-char" draw:z-index="3" draw:name="Text Frame 4" draw:style-name="gr1" draw:text-style-name="P44" svg:width="6.9067in" svg:height="0.6315in"><draw:text-box><text:p text:style-name="P43"><text:span text:style-name="T15">MOV r0, 0</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r0 = 0</text:span></text:p><text:p text:style-name="P43"><text:span text:style-name="T15">MOV r1, 2</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r1 = 2</text:span></text:p><text:p text:style-name="P43"><text:span text:style-name="T15">CMP r0, r1</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r0 ? r1</text:span></text:p><text:p text:style-name="P43"><text:span text:style-name="T15">JEQ $#</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if(r0 == r1) JMP $#</text:span></text:p></draw:text-box></draw:frame></text:p>
      <text:h text:style-name="Heading_20_2" text:outline-level="2"><text:bookmark-start text:name="__RefHeading___Toc879_4065625656"/><text:soft-page-break/>2.4 – Read/Write RAM<text:bookmark-end text:name="__RefHeading___Toc879_4065625656"/></text:h>
      <text:p text:style-name="P37">The CPU, by default, will read and write data to and form Random-Access-Memory (RAM). The CPU refers to memory throug a 16-bit address line that it can send memory addresses to and receive that data back. <text:s/>Storing data into memory is done with the STR instruction; reading data from memory is done with the RD instruction. For instance:</text:p>
      <text:p text:style-name="P18"><draw:frame text:anchor-type="as-char" draw:z-index="4" draw:name="Text Frame 5" draw:style-name="gr1" draw:text-style-name="P44" svg:width="6.9067in" svg:height="0.474in"><draw:text-box><text:p text:style-name="P43"><text:span text:style-name="T15">MOV r0, 123</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r0 = 123</text:span></text:p><text:p text:style-name="P43"><text:span text:style-name="T15">STR r0, $0000 </text:span><text:span text:style-name="T15"><text:tab/></text:span><text:span text:style-name="T15"><text:tab/></text:span><text:span text:style-name="T15"><text:tab/></text:span><text:span text:style-name="T15"><text:tab/></text:span><text:span text:style-name="T15"><text:tab/></text:span><text:span text:style-name="T15"><text:tab/></text:span><text:span text:style-name="T15">; Store r0 at RAM[0]</text:span></text:p><text:p text:style-name="P43"><text:span text:style-name="T15">RD <text:s/>r1, $0000</text:span><text:span text:style-name="T15"><text:tab/></text:span><text:span text:style-name="T15"><text:tab/></text:span><text:span text:style-name="T15"><text:tab/></text:span><text:span text:style-name="T15"><text:tab/></text:span><text:span text:style-name="T15"><text:tab/></text:span><text:span text:style-name="T15"><text:tab/></text:span><text:span text:style-name="T15">; Read RAM[0], r1 = RAM[0]</text:span></text:p></draw:text-box></draw:frame></text:p>
      <text:p text:style-name="Standard"/>
      <text:p text:style-name="P20">The CPU stores and reads values from memory in little endian, similar to the <text:span text:style-name="T2">Intel</text:span><text:span text:style-name="T3"> and </text:span><text:span text:style-name="T2">AMD</text:span><text:span text:style-name="T3"> architectures.</text:span></text:p>
      <text:h text:style-name="P7" text:outline-level="1"><text:bookmark-start text:name="__RefHeading___Toc881_4065625656"/>3 – Pseudo-instructions<text:bookmark-end text:name="__RefHeading___Toc881_4065625656"/></text:h>
      <text:h text:style-name="P10" text:outline-level="2"><text:bookmark-start text:name="__RefHeading___Toc883_4065625656"/>3.1 – What are Pseudo-instructions?<text:bookmark-end text:name="__RefHeading___Toc883_4065625656"/></text:h>
      <text:p text:style-name="P38">Pseudo-instructions, or “directives”, are “fake” instructions that are only used by the assembler to give clues to the CPU about what to do with a piece of data. For instance, the “db” directive defines N bytes into data memory. However, the CPU does not openly contain an opcode for: “db”.</text:p>
      <text:h text:style-name="P10" text:outline-level="2"><text:bookmark-start text:name="__RefHeading___Toc885_4065625656"/>3.2 – Defining constants with “DB” and friends<text:bookmark-end text:name="__RefHeading___Toc885_4065625656"/></text:h>
      <text:p text:style-name="P38">The assembler has multiple directives for defining data into memory. The following instructions the define data into memory are the following instructions:</text:p>
      <text:p text:style-name="P19"><draw:frame text:anchor-type="as-char" draw:z-index="5" draw:name="Text Frame 6" draw:style-name="gr1" draw:text-style-name="P44" svg:width="6.9067in" svg:height="0.474in"><draw:text-box><text:p text:style-name="P43"><text:span text:style-name="T15">DB</text:span><text:span text:style-name="T15"><text:tab/></text:span><text:span text:style-name="T15"><text:tab/></text:span><text:span text:style-name="T15"><text:tab/></text:span><text:span text:style-name="T15"><text:tab/></text:span><text:span text:style-name="T15"><text:tab/></text:span><text:span text:style-name="T15"><text:tab/></text:span><text:span text:style-name="T15">; Define Byte – Define N bytes to data memory</text:span></text:p><text:p text:style-name="P43"><text:span text:style-name="T15">DW</text:span><text:span text:style-name="T15"><text:tab/></text:span><text:span text:style-name="T15"><text:tab/></text:span><text:span text:style-name="T15"><text:tab/></text:span><text:span text:style-name="T15"><text:tab/></text:span><text:span text:style-name="T15"><text:tab/></text:span><text:span text:style-name="T15"><text:tab/></text:span><text:span text:style-name="T15">; Define Word – Define N words to data memory</text:span></text:p><text:p text:style-name="P43"><text:span text:style-name="T15">DF</text:span><text:span text:style-name="T15"><text:tab/></text:span><text:span text:style-name="T15"><text:tab/></text:span><text:span text:style-name="T15"><text:tab/></text:span><text:span text:style-name="T15"><text:tab/></text:span><text:span text:style-name="T15"><text:tab/></text:span><text:span text:style-name="T15"><text:tab/></text:span><text:span text:style-name="T15">; Define Float – Define N floats to data memory</text:span></text:p></draw:text-box></draw:frame></text:p>
      <text:p text:style-name="Standard"/>
      <text:p text:style-name="P21">Defining multiple bytes/words/floats in memory at a time is supported by comma separated list, offering for sequential string defintions, unicode characters, and much more. <text:s/>Words and floats are stored into memory via little endian.</text:p>
      <text:h text:style-name="P10" text:outline-level="2"><text:bookmark-start text:name="__RefHeading___Toc887_4065625656"/>3.3 – Reserving bytes with “RESB” and friends<text:bookmark-end text:name="__RefHeading___Toc887_4065625656"/></text:h>
      <text:p text:style-name="P39">The assembler also has multiple directives for <text:span text:style-name="T2">reserving</text:span><text:span text:style-name="T3"> data into memory, which means the data is not constant and can be modified at runtime of the application. The instructions for reserving data into memory are the following instructions:</text:span></text:p>
      <text:p text:style-name="P21"><text:span text:style-name="T3"><draw:frame text:anchor-type="as-char" draw:z-index="6" draw:name="Text Frame 7" draw:style-name="gr1" draw:text-style-name="P44" svg:width="6.9067in" svg:height="0.474in"><draw:text-box><text:p text:style-name="P43"><text:span text:style-name="T15">RESB</text:span><text:span text:style-name="T15"><text:tab/></text:span><text:span text:style-name="T15"><text:tab/></text:span><text:span text:style-name="T15"><text:tab/></text:span><text:span text:style-name="T15"><text:tab/></text:span><text:span text:style-name="T15"><text:tab/></text:span><text:span text:style-name="T15"><text:tab/></text:span><text:span text:style-name="T15">; Reserve Byte – </text:span><text:span text:style-name="T15">Reserve </text:span><text:span text:style-name="T15">N bytes to data memory</text:span></text:p><text:p text:style-name="P43"><text:span text:style-name="T15">RESW</text:span><text:span text:style-name="T15"><text:tab/></text:span><text:span text:style-name="T15"><text:tab/></text:span><text:span text:style-name="T15"><text:tab/></text:span><text:span text:style-name="T15"><text:tab/></text:span><text:span text:style-name="T15"><text:tab/></text:span><text:span text:style-name="T15"><text:tab/></text:span><text:span text:style-name="T15">; </text:span><text:span text:style-name="T15">Reserve </text:span><text:span text:style-name="T15">Word – </text:span><text:span text:style-name="T15">Reserve </text:span><text:span text:style-name="T15">N words to data memory</text:span></text:p><text:p text:style-name="P43"><text:span text:style-name="T15">RESF</text:span><text:span text:style-name="T15"><text:tab/></text:span><text:span text:style-name="T15"><text:tab/></text:span><text:span text:style-name="T15"><text:tab/></text:span><text:span text:style-name="T15"><text:tab/></text:span><text:span text:style-name="T15"><text:tab/></text:span><text:span text:style-name="T15"><text:tab/></text:span><text:span text:style-name="T15">; </text:span><text:span text:style-name="T15">Reserve </text:span><text:span text:style-name="T15">Float – </text:span><text:span text:style-name="T15">Reserve </text:span><text:span text:style-name="T15">N floats to data memory</text:span></text:p></draw:text-box></draw:frame></text:span></text:p>
      <text:p text:style-name="P21"><text:span text:style-name="T3"/></text:p>
      <text:p text:style-name="P22"><text:span text:style-name="T3">Reserving multiple bytes/words/floats into data memory is also allowed via comma-separation, just like the DB/DW/DF directives.</text:span></text:p>
      <text:h text:style-name="Heading_20_1" text:outline-level="1"><text:bookmark-start text:name="__RefHeading___Toc889_4065625656"/><text:soft-page-break/><text:span text:style-name="T12">4</text:span> – Constants<text:bookmark-end text:name="__RefHeading___Toc889_4065625656"/></text:h>
      <text:p text:style-name="P22">Constants are the most common and prevalent forms of data in a computer. They can be set via the MOV instruction, the EQU directive, or the DB/DW/DF directives.</text:p>
      <text:h text:style-name="Heading_20_2" text:outline-level="2"><text:bookmark-start text:name="__RefHeading___Toc891_4065625656"/><text:span text:style-name="T12">4</text:span>.1 – Integrals<text:bookmark-end text:name="__RefHeading___Toc891_4065625656"/></text:h>
      <text:p text:style-name="P23"><draw:frame text:anchor-type="as-char" draw:z-index="7" draw:name="Text Frame 8" draw:style-name="gr1" draw:text-style-name="P44" svg:width="6.9067in" svg:height="1.2622in"><draw:text-box><text:p text:style-name="P43"><text:span text:style-name="T14">DB <text:s/>00h</text:span><text:span text:style-name="T14"><text:tab/></text:span><text:span text:style-name="T14"><text:tab/></text:span><text:span text:style-name="T14"><text:tab/></text:span><text:span text:style-name="T14"><text:tab/></text:span><text:span text:style-name="T14"><text:tab/></text:span><text:span text:style-name="T14"><text:tab/></text:span><text:span text:style-name="T14">; hexadecimal constant</text:span></text:p><text:p text:style-name="P43"><text:span text:style-name="T14">DB <text:s/>16</text:span><text:span text:style-name="T14"><text:tab/></text:span><text:span text:style-name="T14"><text:tab/></text:span><text:span text:style-name="T14"><text:tab/></text:span><text:span text:style-name="T14"><text:tab/></text:span><text:span text:style-name="T14"><text:tab/></text:span><text:span text:style-name="T14"><text:tab/></text:span><text:span text:style-name="T14">; integer constant</text:span></text:p><text:p text:style-name="P43"><text:span text:style-name="T14">DW <text:s/>0000h</text:span><text:span text:style-name="T14"><text:tab/></text:span><text:span text:style-name="T14"><text:tab/></text:span><text:span text:style-name="T14"><text:tab/></text:span><text:span text:style-name="T14"><text:tab/></text:span><text:span text:style-name="T14"><text:tab/></text:span><text:span text:style-name="T14"><text:tab/></text:span><text:span text:style-name="T14">; hexadecimal word constant</text:span></text:p><text:p text:style-name="P43"><text:span text:style-name="T14">DW <text:s/>65535</text:span><text:span text:style-name="T14"><text:tab/></text:span><text:span text:style-name="T14"><text:tab/></text:span><text:span text:style-name="T14"><text:tab/></text:span><text:span text:style-name="T14"><text:tab/></text:span><text:span text:style-name="T14"><text:tab/></text:span><text:span text:style-name="T14"><text:tab/></text:span><text:span text:style-name="T14">; integer word constant</text:span></text:p><text:p text:style-name="P43"><text:span text:style-name="T14">EQU 12</text:span><text:span text:style-name="T14"><text:tab/></text:span><text:span text:style-name="T14"><text:tab/></text:span><text:span text:style-name="T14"><text:tab/></text:span><text:span text:style-name="T14"><text:tab/></text:span><text:span text:style-name="T14"><text:tab/></text:span><text:span text:style-name="T14"><text:tab/></text:span><text:span text:style-name="T14">; integer byte constant</text:span></text:p><text:p text:style-name="P43"><text:span text:style-name="T14">EQU 13h</text:span><text:span text:style-name="T14"><text:tab/></text:span><text:span text:style-name="T14"><text:tab/></text:span><text:span text:style-name="T14"><text:tab/></text:span><text:span text:style-name="T14"><text:tab/></text:span><text:span text:style-name="T14"><text:tab/></text:span><text:span text:style-name="T14"><text:tab/></text:span><text:span text:style-name="T14">; hexadecimal byte constant</text:span></text:p><text:p text:style-name="P43"><text:span text:style-name="T14">MOV r0, 12</text:span><text:span text:style-name="T14"><text:tab/></text:span><text:span text:style-name="T14"><text:tab/></text:span><text:span text:style-name="T14"><text:tab/></text:span><text:span text:style-name="T14"><text:tab/></text:span><text:span text:style-name="T14"><text:tab/></text:span><text:span text:style-name="T14"><text:tab/></text:span><text:span text:style-name="T14">; r0 = 12</text:span></text:p><text:p text:style-name="P43"><text:span text:style-name="T14">MOV r0, 12h</text:span><text:span text:style-name="T14"><text:tab/></text:span><text:span text:style-name="T14"><text:tab/></text:span><text:span text:style-name="T14"><text:tab/></text:span><text:span text:style-name="T14"><text:tab/></text:span><text:span text:style-name="T14"><text:tab/></text:span><text:span text:style-name="T14"><text:tab/></text:span><text:span text:style-name="T14">; r0 = 12h hexadecimal!</text:span></text:p></draw:text-box></draw:frame></text:p>
      <text:h text:style-name="Heading_20_2" text:outline-level="2"><text:bookmark-start text:name="__RefHeading___Toc893_4065625656"/><text:span text:style-name="T12">4</text:span>.2 – Floating Point<text:bookmark-end text:name="__RefHeading___Toc893_4065625656"/></text:h>
      <text:p text:style-name="P41"><text:span text:style-name="T13">Floating point values can only be set by moving their value into a floating point register. These registers are the following:</text:span></text:p>
      <text:p text:style-name="P41"><draw:frame text:anchor-type="as-char" draw:z-index="8" draw:name="Text Frame 9" draw:style-name="gr1" draw:text-style-name="P44" svg:width="6.9067in" svg:height="0.3161in"><draw:text-box><text:p text:style-name="P43"><text:span text:style-name="T14">MOV f01, 0.12</text:span><text:span text:style-name="T14"><text:tab/></text:span><text:span text:style-name="T14"><text:tab/></text:span><text:span text:style-name="T14"><text:tab/></text:span><text:span text:style-name="T14"><text:tab/></text:span><text:span text:style-name="T14"><text:tab/></text:span><text:span text:style-name="T14">; f01 = 0.12</text:span></text:p><text:p text:style-name="P43"><text:span text:style-name="T14">MOV f02, 0.34</text:span><text:span text:style-name="T14"><text:tab/></text:span><text:span text:style-name="T14"><text:tab/></text:span><text:span text:style-name="T14"><text:tab/></text:span><text:span text:style-name="T14"><text:tab/></text:span><text:span text:style-name="T14"><text:tab/></text:span><text:span text:style-name="T14">; f02 = 0.34</text:span></text:p></draw:text-box></draw:frame></text:p>
      <text:h text:style-name="Heading_20_2" text:outline-level="2"><text:bookmark-start text:name="__RefHeading___Toc895_4065625656"/><text:span text:style-name="T12">4</text:span>.3 – Characters<text:bookmark-end text:name="__RefHeading___Toc895_4065625656"/></text:h>
      <text:p text:style-name="P40">Character values can be set by using DB or MOV.</text:p>
      <text:p text:style-name="P24"><draw:frame text:anchor-type="as-char" draw:z-index="9" draw:name="Text Frame 10" draw:style-name="gr1" draw:text-style-name="P44" svg:width="6.9067in" svg:height="0.474in"><draw:text-box><text:p text:style-name="P43"><text:span text:style-name="T14">DB ‘H’</text:span></text:p><text:p text:style-name="P43"><text:span text:style-name="T14">DB ‘H’, ‘E’, ‘L’, ‘L’, ‘O’</text:span></text:p><text:p text:style-name="P43"><text:span text:style-name="T14">MOV r0, ‘h’</text:span></text:p></draw:text-box></draw:frame></text:p>
      <text:h text:style-name="Heading_20_2" text:outline-level="2"><text:bookmark-start text:name="__RefHeading___Toc897_4065625656"/><text:span text:style-name="T12">4</text:span>.<text:span text:style-name="T12">4</text:span> – Strings<text:bookmark-end text:name="__RefHeading___Toc897_4065625656"/></text:h>
      <text:p text:style-name="P42">String values can be set using DB.</text:p>
      <text:p text:style-name="P25"><draw:frame text:anchor-type="as-char" draw:z-index="10" draw:name="Text Frame 11" draw:style-name="gr1" draw:text-style-name="P44" svg:width="6.9067in" svg:height="0.313in"><draw:text-box><text:p text:style-name="P43"><text:span text:style-name="T14">DB “Hello, World!”, 13, 10, 0</text:span></text:p></draw:text-box></draw:frame></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ans" fo:font-family="'Liberation Sans'" style:font-family-generic="swiss" style:font-pitch="variable" fo:font-size="16pt" fo:font-weight="bold" officeooo:rsid="00074960"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6T17:40:22.537024414</meta:creation-date>
    <dc:date>2023-12-07T01:07:20.283432790</dc:date>
    <meta:editing-duration>PT7H2M38S</meta:editing-duration>
    <meta:editing-cycles>16</meta:editing-cycles>
    <meta:generator>LibreOffice/7.5.8.2$Linux_X86_64 LibreOffice_project/50$Build-2</meta:generator>
    <meta:document-statistic meta:table-count="2" meta:image-count="0" meta:object-count="0" meta:page-count="7" meta:paragraph-count="161" meta:word-count="1388" meta:character-count="8312" meta:non-whitespace-character-count="7015"/>
  </office:meta>
</office:document-meta>
</file>